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Garuda" svg:font-family="Garuda" style:font-pitch="variable"/>
    <style:font-face style:name="LKLUG" svg:font-family="LKLUG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aruda" officeooo:paragraph-rsid="00026cd0"/>
    </style:style>
    <style:style style:name="P2" style:family="paragraph" style:parent-style-name="Standard">
      <style:text-properties style:font-name="Garuda" fo:font-size="15pt" fo:font-weight="bold" officeooo:rsid="00026cd0" officeooo:paragraph-rsid="00026cd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style:font-name="Garuda" fo:font-size="15pt" fo:font-weight="bold" officeooo:rsid="000489e3" officeooo:paragraph-rsid="000489e3" fo:background-color="#ffff00" style:font-size-asian="13.1000003814697pt" style:font-weight-asian="bold" style:font-size-complex="15pt" style:font-weight-complex="bold"/>
    </style:style>
    <style:style style:name="P4" style:family="paragraph" style:parent-style-name="Standard" style:list-style-name="List_20_1">
      <style:text-properties style:font-name="Garuda" fo:font-size="15pt" fo:font-weight="normal" officeooo:rsid="00026cd0" officeooo:paragraph-rsid="00026cd0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ist_20_1">
      <style:text-properties style:font-name="Garuda" fo:font-size="15pt" fo:font-weight="normal" officeooo:rsid="00026cd0" officeooo:paragraph-rsid="0002c38d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ist_20_1">
      <style:text-properties style:font-name="Garuda" fo:font-size="15pt" fo:font-weight="normal" officeooo:rsid="00026cd0" officeooo:paragraph-rsid="000489e3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ist_20_1">
      <style:text-properties style:font-name="Garuda" fo:font-size="15pt" fo:font-weight="normal" officeooo:rsid="00026cd0" officeooo:paragraph-rsid="0005447b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Numbering_20_123">
      <style:text-properties style:font-name="Garuda" fo:font-size="15pt" fo:font-weight="normal" officeooo:rsid="00026cd0" officeooo:paragraph-rsid="00026cd0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Numbering_20_ivx">
      <style:text-properties style:font-name="Garuda" fo:font-size="15pt" fo:font-weight="normal" officeooo:rsid="00026cd0" officeooo:paragraph-rsid="00026cd0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Garuda" fo:font-size="15pt" fo:font-weight="normal" officeooo:rsid="00026cd0" officeooo:paragraph-rsid="0005447b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ist_20_1">
      <style:text-properties style:font-name="Garuda" fo:font-size="15pt" fo:font-weight="normal" officeooo:rsid="000489e3" officeooo:paragraph-rsid="000489e3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style:font-name="Garuda" fo:font-size="15pt" fo:font-weight="normal" officeooo:rsid="000489e3" officeooo:paragraph-rsid="000489e3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ist_20_1">
      <style:text-properties style:font-name="Garuda" fo:font-size="15pt" fo:font-weight="normal" officeooo:rsid="0004bc3d" officeooo:paragraph-rsid="0004bc3d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style:font-name="Garuda" fo:font-size="15pt" fo:font-weight="normal" officeooo:rsid="0004bc3d" officeooo:paragraph-rsid="0004bc3d" style:font-size-asian="13.1000003814697pt" style:font-weight-asian="normal" style:font-size-complex="15pt" style:font-weight-complex="normal"/>
    </style:style>
    <style:style style:name="P15" style:family="paragraph" style:parent-style-name="Standard" style:list-style-name="List_20_1">
      <style:text-properties style:font-name="Garuda" fo:font-size="15pt" officeooo:rsid="000489e3" officeooo:paragraph-rsid="000489e3" style:font-size-asian="13.1000003814697pt" style:font-size-complex="15pt"/>
    </style:style>
    <style:style style:name="P16" style:family="paragraph" style:parent-style-name="Standard">
      <style:text-properties style:font-name="Garuda" fo:font-size="15pt" officeooo:rsid="000489e3" officeooo:paragraph-rsid="000489e3" style:font-size-asian="13.1000003814697pt" style:font-size-complex="15pt"/>
    </style:style>
    <style:style style:name="P17" style:family="paragraph" style:parent-style-name="Standard" style:list-style-name="List_20_1">
      <style:text-properties style:font-name="Garuda" officeooo:paragraph-rsid="0002c38d"/>
    </style:style>
    <style:style style:name="P18" style:family="paragraph" style:parent-style-name="Standard" style:list-style-name="List_20_1">
      <style:text-properties style:font-name="Garuda" officeooo:rsid="000489e3" officeooo:paragraph-rsid="000489e3"/>
    </style:style>
    <style:style style:name="P19" style:family="paragraph" style:parent-style-name="Standard" style:list-style-name="List_20_1">
      <style:text-properties style:font-name="Garuda" officeooo:rsid="0002c38d" officeooo:paragraph-rsid="000489e3"/>
    </style:style>
    <style:style style:name="P20" style:family="paragraph" style:parent-style-name="Standard">
      <style:text-properties style:font-name="Garuda" officeooo:rsid="00026cd0" officeooo:paragraph-rsid="00026cd0"/>
    </style:style>
    <style:style style:name="P21" style:family="paragraph" style:parent-style-name="Standard">
      <style:text-properties style:font-name="Garuda" fo:font-weight="bold" officeooo:rsid="000489e3" officeooo:paragraph-rsid="0004bc3d" style:font-weight-asian="bold" style:font-weight-complex="bold"/>
    </style:style>
    <style:style style:name="P22" style:family="paragraph" style:parent-style-name="Standard" style:list-style-name="List_20_1">
      <style:text-properties style:font-name="Garuda" fo:font-weight="bold" officeooo:rsid="000489e3" officeooo:paragraph-rsid="000489e3" style:font-weight-asian="bold" style:font-weight-complex="bold"/>
    </style:style>
    <style:style style:name="P23" style:family="paragraph" style:parent-style-name="Standard" style:list-style-name="List_20_1">
      <style:text-properties style:font-name="Garuda" officeooo:rsid="0004bc3d" officeooo:paragraph-rsid="0004bc3d"/>
    </style:style>
    <style:style style:name="P24" style:family="paragraph" style:parent-style-name="Standard">
      <style:text-properties style:font-name="Garuda" officeooo:rsid="0004bc3d" officeooo:paragraph-rsid="0004bc3d"/>
    </style:style>
    <style:style style:name="P25" style:family="paragraph" style:parent-style-name="Standard">
      <style:text-properties style:font-name="Garuda" officeooo:rsid="0005447b" officeooo:paragraph-rsid="0005447b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26cd0" style:font-size-asian="13.1000003814697pt" style:font-size-complex="15pt"/>
    </style:style>
    <style:style style:name="T3" style:family="text">
      <style:text-properties fo:font-size="15pt" fo:font-weight="bold" officeooo:rsid="00026cd0" style:font-size-asian="13.1000003814697pt" style:font-weight-asian="bold" style:font-size-complex="15pt" style:font-weight-complex="bold"/>
    </style:style>
    <style:style style:name="T4" style:family="text">
      <style:text-properties fo:font-size="15pt" fo:font-weight="bold" officeooo:rsid="00026cd0" fo:background-color="#ffff00" loext:char-shading-value="0" style:font-size-asian="13.1000003814697pt" style:font-weight-asian="bold" style:font-size-complex="15pt" style:font-weight-complex="bold"/>
    </style:style>
    <style:style style:name="T5" style:family="text">
      <style:text-properties fo:font-size="15pt" fo:font-weight="bold" officeooo:rsid="00026cd0" fo:background-color="#ffff00" loext:char-shading-value="0" style:font-size-asian="13.1000003814697pt" style:font-weight-asian="bold" style:font-size-complex="15pt" style:font-weight-complex="bold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026cd0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02c38d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04bc3d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fo:background-color="#ffff00" loext:char-shading-value="0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fo:background-color="#ffff00" loext:char-shading-value="0" style:font-size-asian="13.1000003814697pt" style:font-weight-asian="normal" style:font-size-complex="15pt" style:font-weight-complex="normal"/>
    </style:style>
    <style:style style:name="T12" style:family="text">
      <style:text-properties fo:font-size="15pt" fo:background-color="#ffff00" loext:char-shading-value="0" style:font-size-asian="13.1000003814697pt" style:font-size-complex="15pt"/>
    </style:style>
    <style:style style:name="T13" style:family="text">
      <style:text-properties fo:font-size="15pt" officeooo:rsid="00026cd0" fo:background-color="#ffff00" loext:char-shading-value="0" style:font-size-asian="13.1000003814697pt" style:font-size-complex="15pt"/>
    </style:style>
    <style:style style:name="T14" style:family="text">
      <style:text-properties fo:font-size="15pt" officeooo:rsid="00026cd0" fo:background-color="#ffff00" loext:char-shading-value="0" style:font-size-asian="13.1000003814697pt" style:font-size-complex="15pt"/>
    </style:style>
    <style:style style:name="T15" style:family="text">
      <style:text-properties fo:font-size="15pt" fo:background-color="#ffff00" loext:char-shading-value="0" style:font-size-asian="13.1000003814697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22"/></text:span><text:span text:style-name="T14"><text:s/></text:span><text:span text:style-name="T5">INTRODUCTION TO CLOUD COMPUTING</text:span></text:p>
      <text:p text:style-name="P2"><text:s text:c="3"/></text:p>
      <text:p text:style-name="P2"/>
      <text:list xml:id="list1037882232" text:style-name="List_20_1">
        <text:list-item>
          <text:p text:style-name="P4">Cloud computing is the delivery of on demand computing services over the internet on <text:s/>“pay-as-you-go” basis.</text:p>
          <text:p text:style-name="P4"/>
        </text:list-item>
        <text:list-item>
          <text:p text:style-name="P4">Cloud computing is possible because of ‘virtualization’.</text:p>
          <text:p text:style-name="P4"/>
        </text:list-item>
        <text:list-item>
          <text:p text:style-name="P4">There are basically two types of cloud computing models. They are:</text:p>
          <text:p text:style-name="P4"/>
        </text:list-item>
      </text:list>
      <text:list xml:id="list2915266338" text:style-name="Numbering_20_123">
        <text:list-item>
          <text:p text:style-name="P8">Deployment model.</text:p>
        </text:list-item>
        <text:list-item>
          <text:p text:style-name="P8">Service model.</text:p>
          <text:p text:style-name="P8"/>
        </text:list-item>
      </text:list>
      <text:list xml:id="list142556183891549" text:continue-list="list1037882232" text:style-name="List_20_1">
        <text:list-item>
          <text:p text:style-name="P4">According to deployment model cloud computing is further classified in to 3 types.They are:</text:p>
        </text:list-item>
      </text:list>
      <text:list xml:id="list624479035" text:style-name="Numbering_20_ivx">
        <text:list-item>
          <text:p text:style-name="P9">Public cloud.</text:p>
        </text:list-item>
        <text:list-item>
          <text:p text:style-name="P9">Private cloud.</text:p>
        </text:list-item>
        <text:list-item>
          <text:p text:style-name="P9">Hybrid cloud.</text:p>
        </text:list-item>
      </text:list>
      <text:list xml:id="list142557163946663" text:continue-list="list142556183891549" text:style-name="List_20_1">
        <text:list-header>
          <text:p text:style-name="P4"/>
        </text:list-header>
        <text:list-item>
          <text:p text:style-name="P17"><text:span text:style-name="T7">P</text:span><text:span text:style-name="T8">ublic cloud can be accesible by anyone.</text:span></text:p>
          <text:p text:style-name="P5"><text:s text:c="2"/></text:p>
        </text:list-item>
        <text:list-item>
          <text:p text:style-name="P18"><text:span text:style-name="T7">I</text:span><text:span text:style-name="T6">n private cloud we can pay only for the resource we use and <text:s/>for how long we use.</text:span></text:p>
          <text:p text:style-name="P11"/>
        </text:list-item>
        <text:list-item>
          <text:p text:style-name="P18"><text:span text:style-name="T7">H</text:span><text:span text:style-name="T6">ybrid cloud is the combination of both private and public clouds.</text:span></text:p>
        </text:list-item>
      </text:list>
      <text:p text:style-name="P12"><text:soft-page-break/></text:p>
      <text:list xml:id="list142557333754228" text:continue-numbering="true" text:style-name="List_20_1">
        <text:list-item>
          <text:p text:style-name="P7">According to service model cloud computing is further classified in to 3 types.</text:p>
        </text:list-item>
      </text:list>
      <text:p text:style-name="P10"/>
      <text:list xml:id="list142556286710693" text:continue-numbering="true" text:style-name="List_20_1">
        <text:list-item>
          <text:p text:style-name="P7">They are:</text:p>
          <text:p text:style-name="P6">Iaas[infrastructure as a service]</text:p>
          <text:p text:style-name="P19"><text:span text:style-name="T7">P</text:span><text:span text:style-name="T6">aas[platform as a service]</text:span></text:p>
          <text:p text:style-name="P6">Saas[software as a service]</text:p>
          <text:p text:style-name="P6"/>
        </text:list-item>
        <text:list-item>
          <text:p text:style-name="P18"><text:span text:style-name="T7">I</text:span><text:span text:style-name="T6">aas:If you only need a virtual machine and all the acspect is installed software on the top of it and make it work then you will go for Iaas.</text:span></text:p>
          <text:p text:style-name="P11"/>
        </text:list-item>
        <text:list-item>
          <text:p text:style-name="P15">Paas:If you requires platform or an interface to program and make it run then you will go for Paas.</text:p>
        </text:list-item>
      </text:list>
      <text:p text:style-name="P16"/>
      <text:list xml:id="list142557234536084" text:continue-numbering="true" text:style-name="List_20_1">
        <text:list-item>
          <text:p text:style-name="P15">Saas:If you need a finished product and be able to access it through internet then you will go for Saas. 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13"/></text:p>
      <text:p text:style-name="P21"><text:s text:c="47"/></text:p>
      <text:list xml:id="list142556876192573" text:continue-numbering="true" text:style-name="List_20_1">
        <text:list-header>
          <text:p text:style-name="P22"><text:soft-page-break/><text:span text:style-name="T6"><text:s text:c="26"/></text:span><text:span text:style-name="T11"><text:s text:c="2"/></text:span><text:span text:style-name="T15">MICROSOFT AZURE</text:span></text:p>
          <text:p text:style-name="P22"><text:span text:style-name="T15"/></text:p>
        </text:list-header>
      </text:list>
      <text:p text:style-name="P3"/>
      <text:list xml:id="list142556528215191" text:continue-numbering="true" text:style-name="List_20_1">
        <text:list-item>
          <text:p text:style-name="P13">Microsoft azure is a vloud computing platform and an online portal to access and manage resources and services provided by microsoft.</text:p>
        </text:list-item>
      </text:list>
      <text:p text:style-name="P14"/>
      <text:list xml:id="list142555515882423" text:continue-numbering="true" text:style-name="List_20_1">
        <text:list-item>
          <text:p text:style-name="P13">It is free to start and also provides ‘Pay-per-use’model.</text:p>
        </text:list-item>
      </text:list>
      <text:p text:style-name="P14"/>
      <text:list xml:id="list142555434532561" text:continue-numbering="true" text:style-name="List_20_1">
        <text:list-item>
          <text:p text:style-name="P13">It supports multiple languages.</text:p>
          <text:p text:style-name="P13"/>
        </text:list-item>
        <text:list-item>
          <text:p text:style-name="P23"><text:span text:style-name="T6">Microsoft azure is a growing collection of integrated cloud services which can be used to build, deploy, and manage applications through global network of data centres.</text:span></text:p>
        </text:list-item>
      </text:list>
      <text:p text:style-name="P24"><text:span text:style-name="T6"/></text:p>
      <text:p text:style-name="P24"><text:span text:style-name="T6"/></text:p>
      <text:p text:style-name="P25"><text:span text:style-name="T6"><text:s text:c="45"/>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Garuda" svg:font-family="Garuda" style:font-pitch="variable"/>
    <style:font-face style:name="LKLUG" svg:font-family="LKLUG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2:09:49.139235644</meta:creation-date>
    <dc:date>2022-08-05T14:25:55.028289441</dc:date>
    <meta:editing-duration>PT12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40" meta:word-count="291" meta:character-count="1743" meta:non-whitespace-character-count="1350"/>
  </office:meta>
</office:document-meta>
</file>